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ataSource.AbstractDataSource( String name , String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Data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Source.isNullOrEmpty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Source.Abstract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DataSourc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Source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Sourc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Source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